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Tahoma, Arial, Helvetic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style:font-name="Times New Roman1" fo:font-size="10pt" style:font-size-asian="10pt" style:font-size-complex="10pt"/>
    </style:style>
    <style:style style:name="P3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style:font-name-asian="Courier New" style:font-size-asian="10pt" style:font-name-complex="Courier New" style:font-size-complex="10pt"/>
    </style:style>
    <style:style style:name="P7" style:family="paragraph" style:parent-style-name="Standard">
      <style:text-properties style:font-name="Times New Roman1" fo:font-size="10pt" style:font-size-asian="10pt" style:font-size-complex="10pt"/>
    </style:style>
    <style:style style:name="P8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11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/>
    </style:style>
    <style:style style:name="T3" style:family="text">
      <style:text-properties fo:font-variant="normal" fo:text-transform="none" fo:color="#800000" style:font-name="Verdana" fo:font-size="24pt" fo:letter-spacing="normal" fo:font-style="normal"/>
    </style:style>
    <style:style style:name="T4" style:family="text">
      <style:text-properties fo:font-variant="normal" fo:text-transform="none" fo:color="#800000" fo:font-size="24pt" fo:letter-spacing="normal" fo:font-style="normal"/>
    </style:style>
    <style:style style:name="T5" style:family="text">
      <style:text-properties fo:font-variant="normal" fo:text-transform="none" fo:color="#800000" fo:letter-spacing="normal" fo:font-style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style:font-name="Courier New1" fo:font-style="normal" fo:font-weight="normal"/>
    </style:style>
    <style:style style:name="T9" style:family="text">
      <style:text-properties style:font-name="Courier New1" fo:font-style="normal" fo:font-weight="normal" fo:background-color="#ffff99"/>
    </style:style>
    <style:style style:name="T10" style:family="text">
      <style:text-properties style:font-name="Times New Roman1" fo:font-size="10pt" fo:language="nb" fo:country="NO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============</text:p>
      <text:p text:style-name="P1"/>
      <text:p text:style-name="P1">NOTE: Inimage</text:p>
      <text:p text:style-name="P1"/>
      <text:p text:style-name="P1">Simula standard sier ... og image:="!25!";</text:p>
      <text:p text:style-name="P1">Det betyr isåfall at den innleste biten av image som ikke er terminert med \n kastes.</text:p>
      <text:p text:style-name="P1">Og at resultatet ikke er et 'one character image' - men et image med en ikke-blank </text:p>
      <text:p text:style-name="P1"/>
      <text:p text:style-name="P1">Noe må rettes - Text or formal definition. </text:p>
      <text:p text:style-name="P1"/>
      <text:p text:style-name="P1">=====================================================================================</text:p>
      <text:p text:style-name="P1"/>
      <text:p text:style-name="P1">NOTE: Simulation - RANK_IN_SQS</text:p>
      <text:p text:style-name="P1"/>
      <text:p text:style-name="P1">Simula Standard (under definisjonen av Class Simulation) sier:</text:p>
      <text:p text:style-name="P1"/>
      <text:p text:style-name="P1"><text:s text:c="13"/>ref (EVENT_NOTICE) procedure pred; <text:s text:c="2"/>pred:- PRED;</text:p>
      <text:p text:style-name="P1"/>
      <text:p text:style-name="P1"><text:s text:c="14"/>procedure RANK_IN_SQS (afore); Boolean afore;</text:p>
      <text:p text:style-name="P1"><text:s text:c="14"/>begin ref (EVENT_NOTICE) evt;</text:p>
      <text:p text:style-name="P1"><text:s text:c="17"/>evt:- SQS.last;</text:p>
      <text:p text:style-name="P1"><text:s text:c="17"/>while evt.EVTIME &gt; EVTIME do <text:s text:c="3"/>evt :- evt.pred;</text:p>
      <text:p text:style-name="P1"><text:s text:c="17"/>if afore then</text:p>
      <text:p text:style-name="P1"><text:s text:c="20"/>while evt.EVTIME = EVTIME do evt :- evt.pred;</text:p>
      <text:p text:style-name="P1"><text:s text:c="17"/>follow(evt)</text:p>
      <text:p text:style-name="P1"><text:s text:c="14"/>end RANK_IN_SQS;</text:p>
      <text:p text:style-name="P1"/>
      <text:p text:style-name="P1">Her er procedure pred redefinert slik at 'pred' av det første elementet er selve hodet</text:p>
      <text:p text:style-name="P1">og ikke none som i Simset.</text:p>
      <text:p text:style-name="P1"/>
      <text:p text:style-name="P1">I Simula skal dette gi 'qua-check failed'.</text:p>
      <text:p text:style-name="P1">Noe som førte til 'cast'error i Java.</text:p>
      <text:p text:style-name="P1"/>
      <text:p text:style-name="P1">Proceduren RANK_IN_SQS må skrives om. <text:s text:c="5"/></text:p>
      <text:p text:style-name="P8"/>
      <text:p text:style-name="P1"/>
      <text:p text:style-name="P1">NOTE: lowten</text:p>
      <text:p text:style-name="P1"><text:s text:c="5"/></text:p>
      <text:p text:style-name="P2">Simula Standard (<text:span text:style-name="T5">Chapter 9 Class <text:s/>"ENVIRONMENT"</text:span>) sier:</text:p>
      <text:p text:style-name="P2"/>
      <text:p text:style-name="P5"><text:span text:style-name="T2"><text:tab/>character</text:span><text:span text:style-name="T1"> </text:span><text:span text:style-name="T2">procedure</text:span><text:span text:style-name="T1"> lowten(c); <text:s/></text:span><text:span text:style-name="T2">character</text:span><text:span text:style-name="T1"> c;</text:span></text:p>
      <text:p text:style-name="P9"><text:tab/><text:tab/><text:span text:style-name="T2">if</text:span><text:span text:style-name="T1"> ... ! c is illegal as lowten;</text:span></text:p>
      <text:p text:style-name="P9"><text:tab/><text:tab/> <text:s text:c="2"/><text:span text:style-name="T2">then</text:span><text:span text:style-name="T1"> <text:s/>error("..." ! Lowten error ;)</text:span></text:p>
      <text:p text:style-name="P9"><text:tab/><text:tab/><text:span text:style-name="T2">else</text:span><text:span text:style-name="T1"> </text:span><text:span text:style-name="T2">begin</text:span></text:p>
      <text:p text:style-name="P9"><text:tab/><text:tab/><text:tab/><text:span text:style-name="T1">lowten:= CURRENTLOWTEN; CURRENTLOWTEN:= c</text:span></text:p>
      <text:p text:style-name="P9"><text:tab/><text:tab/><text:span text:style-name="T2">end</text:span><text:span text:style-name="T1"> lowten;</text:span></text:p>
      <text:p text:style-name="P11"/>
      <text:p text:style-name="P9"><text:tab/><text:span text:style-name="T1">Changes the value of the current lowten character to that of the</text:span></text:p>
      <text:p text:style-name="P9"><text:tab/><text:span text:style-name="T1">parameter. The previous value is returned. Illegal parameters are</text:span></text:p>
      <text:p text:style-name="P11"><text:tab/><text:span text:style-name="T7">digits, plus ("+"), minus ("-"), dot ("."), comma (","),</text:span></text:p>
      <text:p text:style-name="P9"><text:tab/><text:span text:style-name="T8">control characters (</text:span><text:span text:style-name="T9">i.e. ISO code&lt;32</text:span><text:span text:style-name="T8">), DEL (ISO code 127),</text:span></text:p>
      <text:p text:style-name="P10"><text:tab/><text:span text:style-name="T1">and all characters with ISO code greater than 127.</text:span></text:p>
      <text:p text:style-name="P10"><text:span text:style-name="T1"/></text:p>
      <text:p text:style-name="P4"><text:span text:style-name="T1">Her er ISO code 32 (SPACE) angitt som lovlig LOWTEN karakter.</text:span></text:p>
      <text:p text:style-name="P4"><text:span text:style-name="T1"/></text:p>
      <text:p text:style-name="P4"><text:span text:style-name="T1">Rett betingelsen i parantesen til: </text:span><text:span text:style-name="T8">(</text:span><text:span text:style-name="T9">i.e. ISO code&lt;=32</text:span><text:span text:style-name="T8">)</text:span></text:p>
      <text:p text:style-name="P1"/>
      <text:p text:style-name="P1">=====================================================================================</text:p>
      <text:p text:style-name="P1"><text:s text:c="6"/></text:p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Tahoma, Arial, Helvetic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09T11:25:40.59</meta:creation-date>
    <dc:date>2018-09-09T11:00:02.36</dc:date>
    <dc:creator>Øystein Myhre Andersen</dc:creator>
    <meta:editing-duration>P3DT21H35M1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41" meta:word-count="245" meta:character-count="1939"/>
  </office:meta>
</office:document-meta>
</file>